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sive and Stat Designs</text:p>
      <text:p text:style-name="P1"/>
      <text:list xml:id="list3467521174775859494" text:style-name="L1">
        <text:list-header>
          <text:p text:style-name="P5"/>
        </text:list-header>
      </text:list>
      <text:p text:style-name="P3"/>
      <text:p text:style-name="P4">Core Stats</text:p>
      <text:list xml:id="list7028222108002709726" text:style-name="L3">
        <text:list-item>
          <text:p text:style-name="P7">Power: Increases damage from cards and abilities by X</text:p>
        </text:list-item>
        <text:list-item>
          <text:p text:style-name="P7">Dexterity: Increases Block gained from cards and abilities by X</text:p>
        </text:list-item>
        <text:list-item>
          <text:p text:style-name="P7">Initiative: </text:p>
        </text:list-item>
        <text:list-item>
          <text:p text:style-name="P7">Stamina: The amount of energy a character gains on activation start</text:p>
        </text:list-item>
        <text:list-item>
          <text:p text:style-name="P7"/>
        </text:list-item>
      </text:list>
      <text:p text:style-name="P3"/>
      <text:p text:style-name="P4">Full Passives List</text:p>
      <text:list xml:id="list5763040393457912169" text:style-name="L2">
        <text:list-item>
          <text:p text:style-name="P6">Weakened: Deal 30% less damage with attacks for X Turns.</text:p>
        </text:list-item>
        <text:list-item>
          <text:p text:style-name="P6">Vulnerable: Take 30% more damage from attacks for X Turns.</text:p>
        </text:list-item>
        <text:list-item>
          <text:p text:style-name="P6">Might: Deal 30% more damage with attacks X turns.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8-16T12:44:04.09</dc:date>
    <dc:creator>Black Will</dc:creator>
    <meta:editing-duration>PT8H14M41S</meta:editing-duration>
    <meta:editing-cycles>56</meta:editing-cycles>
    <meta:generator>OpenOffice/4.1.6$Win32 OpenOffice.org_project/416m1$Build-9790</meta:generator>
    <meta:document-statistic meta:table-count="0" meta:image-count="0" meta:object-count="0" meta:page-count="1" meta:paragraph-count="10" meta:word-count="76" meta:character-count="417"/>
  </office:meta>
</office:document-meta>
</file>